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35" calcext:value-type="float">
            <text:p>735</text:p>
          </table:table-cell>
          <table:table-cell table:style-name="ce7" table:formula="of:=COUNTIF([.B7:.B999];&quot;X&quot;)" office:value-type="float" office:value="626" calcext:value-type="float">
            <text:p>626</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81" calcext:value-type="float">
            <text:p>81</text:p>
          </table:table-cell>
          <table:table-cell table:style-name="ce25" table:formula="of:=SUM([.B2:.F2])" office:value-type="float" office:value="781" calcext:value-type="float">
            <text:p>78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5">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219">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6" table:number-rows-repeated="364">
          <table:table-cell table:style-name="ce2"/>
          <table:table-cell table:style-name="ce7" table:number-columns-repeated="5"/>
          <table:table-cell table:style-name="ce2" table:number-columns-repeated="20"/>
          <table:table-cell table:number-columns-repeated="998"/>
        </table:table-row>
        <table:table-row table:style-name="ro16" table:number-rows-repeated="1047251">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17">00/00/0000</text:date>, <text:time style:data-style-name="N2" text:time-value="21:03:07.29280473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2-17T21:04:36.265380966</dc:date>
    <meta:editing-duration>PT21H7M41S</meta:editing-duration>
    <meta:editing-cycles>722</meta:editing-cycles>
    <meta:document-statistic meta:table-count="1" meta:cell-count="4419" meta:object-count="0"/>
  </office:meta>
</office:document-meta>
</file>